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pitch="fixed"/>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officeooo:rsid="0008c514" officeooo:paragraph-rsid="0008c514"/>
    </style:style>
    <style:style style:name="P2" style:family="paragraph" style:parent-style-name="Text_20_body">
      <style:text-properties style:font-name="DejaVu Sans Mono" fo:font-size="9pt" officeooo:rsid="0008c514" officeooo:paragraph-rsid="0008c514" style:font-size-asian="9pt" style:font-size-complex="9pt"/>
    </style:style>
    <style:style style:name="P3" style:family="paragraph" style:parent-style-name="Text_20_body">
      <style:text-properties officeooo:rsid="000a8d44" officeooo:paragraph-rsid="000a8d44"/>
    </style:style>
    <style:style style:name="P4" style:family="paragraph" style:parent-style-name="Title">
      <style:text-properties officeooo:rsid="0008c514" officeooo:paragraph-rsid="0008c514"/>
    </style:style>
    <style:style style:name="P5" style:family="paragraph" style:parent-style-name="Heading_20_1">
      <style:text-properties officeooo:rsid="0008c514" officeooo:paragraph-rsid="0008c514"/>
    </style:style>
    <style:style style:name="T1" style:family="text">
      <style:text-properties officeooo:rsid="000a19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xa motor log</text:p>
      <text:h text:style-name="P5" text:outline-level="1">Diagnotisering av kablar</text:h>
      <text:p text:style-name="P1">Från databladet fick jag informationen att det enbart skulle vara två grupper av elektromagneter som var kopplade direkt via kablarna. Det borde altså vara möjligt att dra en ström över kablarna och sedan ska motorn hoppa till nästa steg. </text:p>
      <text:p text:style-name="P1">Jag hittade vilka kablar som “hörde ihop” via att mäta motstådet över kablarna. [lägg in bilder från telefonen]</text:p>
      <text:h text:style-name="Heading_20_1" text:outline-level="1">Elektronisk setup till GPIO</text:h>
      <text:p text:style-name="P1">Detta bör enbart innebära att jag kopplar kablarna rätt, men det kan också vara så att jag ska koppla via en likriktardiod, jag bekräftar detta igenom ett praktiskt test. [bild på telefon]</text:p>
      <text:p text:style-name="P1">När jag försökte med den befintliga koden fick jag ingen märkbar respons. Källan till detta problem visade sig vara att arrayen med “lägen” som jag kopierade från en youtube video anpassad för “half-stepping” med en krets mellan motorn och PI-en. Jag fick respons när jag prövade att köra 5v över en utav magneterna, inte mycket, men motorn ryckte till märkbart.</text:p>
      <text:p text:style-name="P1">Nu kan koden anpassas för att växla mellan magneterna, fast då med den lite mindre precisa “full-stepping” metoden. Detta görs enkelt igenom en mindre modifikation av mjukvaran.</text:p>
      <text:p text:style-name="P1"/>
      <text:p text:style-name="P1">Lite psudokod:</text:p>
      <text:p text:style-name="P2">while(true){</text:p>
      <text:p text:style-name="P2">//Magnet 1 aktiveras.</text:p>
      <text:p text:style-name="P2">//<text:span text:style-name="T1">Sov I 1ms.</text:span></text:p>
      <text:p text:style-name="P2">//Magnet 2 aktiveras.</text:p>
      <text:p text:style-name="P2">//<text:span text:style-name="T1">sov I 1ms.</text:span></text:p>
      <text:p text:style-name="P2">}</text:p>
      <text:p text:style-name="P1"/>
      <text:p text:style-name="P1">GPIO <text:span text:style-name="T1">0 till blå</text:span> och GPIO <text:span text:style-name="T1">2 till grön</text:span> som digital output. <text:span text:style-name="T1">De övriga två till varsin jord.</text:span></text:p>
      <text:p text:style-name="P3"><text:soft-page-break/>Resultatet blev att motorn gav ut ett tjutliknande ljud när den vibrerade mot bordet. Jag antar att tiden motorn sov var för liten. Jag prövar att höja den till 15ms. Ljudet blev bara dovare. Jag antar att jag kommer att behöva en förstärkningskrets mellan gpion och motorn då en digitaloutput (som användes) enbart gav 3v [citation behöv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pitch="fixed"/>
    <style:font-face style:name="DejaVu Serif1" svg:font-family="'DejaVu Serif'"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8c514"/>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2:13:47.498352142</meta:creation-date>
    <dc:date>2016-09-08T12:46:22.052562155</dc:date>
    <meta:editing-duration>PT10M14S</meta:editing-duration>
    <meta:editing-cycles>1</meta:editing-cycles>
    <meta:document-statistic meta:table-count="0" meta:image-count="0" meta:object-count="0" meta:page-count="2" meta:paragraph-count="17" meta:word-count="277" meta:character-count="1664" meta:non-whitespace-character-count="1403"/>
    <meta:generator>LibreOffice/5.2.0.4$Linux_X86_64 LibreOffice_project/20m0$Build-4</meta:generator>
  </office:meta>
</office:document-meta>
</file>